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a72" officeooo:paragraph-rsid="001f3a72"/>
    </style:style>
    <style:style style:name="P2" style:family="paragraph" style:parent-style-name="Standard">
      <style:text-properties officeooo:rsid="001fe522" officeooo:paragraph-rsid="001fe522"/>
    </style:style>
    <style:style style:name="P3" style:family="paragraph" style:parent-style-name="Standard">
      <style:text-properties officeooo:rsid="001fe522" officeooo:paragraph-rsid="001fe522"/>
    </style:style>
    <style:style style:name="P4" style:family="paragraph" style:parent-style-name="Standard">
      <style:text-properties officeooo:rsid="0020e231" officeooo:paragraph-rsid="0020e2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: "2.0"</text:p>
      <text:p text:style-name="P1">services:</text:p>
      <text:p text:style-name="P1"><text:s text:c="2"/>nginx:</text:p>
      <text:p text:style-name="P1"><text:s text:c="4"/>build: "nginx"</text:p>
      <text:p text:style-name="P1"><text:s text:c="4"/>ports:</text:p>
      <text:p text:style-name="P1"><text:s text:c="4"/>- "80:80"</text:p>
      <text:p text:style-name="P1"><text:s text:c="4"/>depends_on:</text:p>
      <text:p text:style-name="P1"><text:s text:c="4"/>- jenkins</text:p>
      <text:p text:style-name="P1"><text:s text:c="4"/>- sonarqube</text:p>
      <text:p text:style-name="P1"/>
      <text:p text:style-name="P1"><text:s text:c="2"/>jenkins:</text:p>
      <text:p text:style-name="P1"><text:s text:c="4"/>image: jenkinsci/blueocean</text:p>
      <text:p text:style-name="P1"><text:s text:c="4"/>environment:</text:p>
      <text:p text:style-name="P1"><text:s text:c="4"/>- JENKINS_OPTS="--prefix=/jenkins"</text:p>
      <text:p text:style-name="P1"><text:s text:c="4"/>volumes:</text:p>
      <text:p text:style-name="P1"><text:s text:c="4"/>- jenkins_home:/var/jenkins_home</text:p>
      <text:p text:style-name="P1"><text:s text:c="4"/>- /var/run/docker.sock:/var/run/docker.sock</text:p>
      <text:p text:style-name="P1"/>
      <text:p text:style-name="P1"><text:s text:c="2"/>sonarqube:</text:p>
      <text:p text:style-name="P1"><text:s text:c="4"/>image: sonarqube</text:p>
      <text:p text:style-name="P1"><text:s text:c="4"/>command: -Dsonar.web.context=/sonarqube</text:p>
      <text:p text:style-name="P1"><text:s text:c="4"/>environment:</text:p>
      <text:p text:style-name="P1"><text:s text:c="4"/>- SONARQUBE_JDBC_URL=jdbc:postgresql://postgres:5432/sonar</text:p>
      <text:p text:style-name="P1"><text:s text:c="4"/>volumes:</text:p>
      <text:p text:style-name="P1"><text:s text:c="4"/>- sonarqube_data:/opt/sonarqube/data</text:p>
      <text:p text:style-name="P1"><text:s text:c="4"/>depends_on:</text:p>
      <text:p text:style-name="P1"><text:s text:c="4"/>- postgres</text:p>
      <text:p text:style-name="P1"/>
      <text:p text:style-name="P1"><text:s text:c="2"/>postgres:</text:p>
      <text:p text:style-name="P1"><text:s text:c="4"/>image: postgres</text:p>
      <text:p text:style-name="P1"><text:s text:c="4"/>volumes:</text:p>
      <text:p text:style-name="P1"><text:s text:c="4"/>- postgre_data:/var/lib/postgresql</text:p>
      <text:p text:style-name="P1"><text:s text:c="4"/>environment:</text:p>
      <text:p text:style-name="P1"><text:s text:c="4"/>- POSTGRES_USER=sonar</text:p>
      <text:p text:style-name="P1"><text:s text:c="4"/>- POSTGRES_PASSWORD=sonar</text:p>
      <text:p text:style-name="P1"/>
      <text:p text:style-name="P1">volumes:</text:p>
      <text:p text:style-name="P1"><text:s text:c="2"/>jenkins_home:</text:p>
      <text:p text:style-name="P1"><text:s text:c="2"/>sonarqube_data:</text:p>
      <text:p text:style-name="P1"><text:s text:c="2"/>postgre_data:</text:p>
      <text:p text:style-name="P1"/>
      <text:p text:style-name="P1"/>
      <text:p text:style-name="P1"/>
      <text:p text:style-name="P2">nginx/----</text:p>
      <text:p text:style-name="P2"/>
      <text:p text:style-name="P2">Dockerfile</text:p>
      <text:p text:style-name="P2"><text:s text:c="4"/>FROM nginx</text:p>
      <text:p text:style-name="P2"/>
      <text:p text:style-name="P2"><text:s text:c="4"/>COPY conf.d /etc/nginx/conf.d</text:p>
      <text:p text:style-name="P2"/>
      <text:p text:style-name="P2"/>
      <text:p text:style-name="P2"/>
      <text:p text:style-name="P2"><text:soft-page-break/>docker-compose.yaml file</text:p>
      <text:p text:style-name="P2"><text:s text:c="4"/>­-----------------</text:p>
      <text:p text:style-name="P2">version: "2.0"</text:p>
      <text:p text:style-name="P2">services:</text:p>
      <text:p text:style-name="P2"><text:s text:c="2"/>nginx:</text:p>
      <text:p text:style-name="P2"><text:s text:c="4"/>build: "nginx"</text:p>
      <text:p text:style-name="P2"><text:s text:c="4"/>ports:</text:p>
      <text:p text:style-name="P2"><text:s text:c="4"/>- "80:80"</text:p>
      <text:p text:style-name="P2"><text:s text:c="4"/>depends_on:</text:p>
      <text:p text:style-name="P2"><text:s text:c="4"/>- jenkins</text:p>
      <text:p text:style-name="P2"><text:s text:c="4"/>- sonarqube</text:p>
      <text:p text:style-name="P2"/>
      <text:p text:style-name="P2"><text:s text:c="2"/>jenkins:</text:p>
      <text:p text:style-name="P2"><text:s text:c="4"/>image: jenkinsci/blueocean</text:p>
      <text:p text:style-name="P2"><text:s text:c="4"/>environment:</text:p>
      <text:p text:style-name="P2"><text:s text:c="4"/>- JENKINS_OPTS="--prefix=/jenkins"</text:p>
      <text:p text:style-name="P2"><text:s text:c="4"/>volumes:</text:p>
      <text:p text:style-name="P2"><text:s text:c="4"/>- jenkins_home:/var/jenkins_home</text:p>
      <text:p text:style-name="P2"/>
      <text:p text:style-name="P2"><text:s text:c="2"/>sonarqube:</text:p>
      <text:p text:style-name="P2"><text:s text:c="4"/>image: sonarqube</text:p>
      <text:p text:style-name="P2"><text:s text:c="4"/>command: -Dsonar.web.context=/sonarqube</text:p>
      <text:p text:style-name="P2"><text:s text:c="4"/>environment:</text:p>
      <text:p text:style-name="P2"><text:s text:c="4"/>- SONARQUBE_JDBC_URL=jdbc:postgresql://postgres:5432/sonar</text:p>
      <text:p text:style-name="P2"><text:s text:c="4"/>volumes:</text:p>
      <text:p text:style-name="P2"><text:s text:c="4"/>- sonarqube_data:/opt/sonarqube/data</text:p>
      <text:p text:style-name="P2"><text:s text:c="4"/>depends_on:</text:p>
      <text:p text:style-name="P2"><text:s text:c="4"/>- postgres</text:p>
      <text:p text:style-name="P2"/>
      <text:p text:style-name="P2"><text:s text:c="2"/>postgres:</text:p>
      <text:p text:style-name="P2"><text:s text:c="4"/>image: postgres</text:p>
      <text:p text:style-name="P2"><text:s text:c="4"/>volumes:</text:p>
      <text:p text:style-name="P2"><text:s text:c="4"/>- postgre_data:/var/lib/postgresql</text:p>
      <text:p text:style-name="P2"><text:s text:c="4"/>environment:</text:p>
      <text:p text:style-name="P2"><text:s text:c="4"/>- POSTGRES_USER=sonar</text:p>
      <text:p text:style-name="P2"><text:s text:c="4"/>- POSTGRES_PASSWORD=sonar</text:p>
      <text:p text:style-name="P2"/>
      <text:p text:style-name="P2">volumes:</text:p>
      <text:p text:style-name="P2"><text:s text:c="2"/>jenkins_home:</text:p>
      <text:p text:style-name="P2"><text:s text:c="2"/>sonarqube_data:</text:p>
      <text:p text:style-name="P2"><text:s text:c="2"/>postgre_data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onf.d/ <text:s/></text:p>
      <text:p text:style-name="P2"><text:s text:c="3"/>------default.conf</text:p>
      <text:p text:style-name="P2"><text:s text:c="10"/>------</text:p>
      <text:p text:style-name="P2"/>
      <text:p text:style-name="P2">server {</text:p>
      <text:p text:style-name="P2"><text:s text:c="2"/>listen 80;</text:p>
      <text:p text:style-name="P2"><text:s text:c="2"/>server_name <text:s/>cicd.cr.com;</text:p>
      <text:p text:style-name="P2"/>
      <text:p text:style-name="P2"><text:s text:c="2"/>location /jenkins {</text:p>
      <text:p text:style-name="P2"><text:s text:c="4"/>proxy_pass http://jenkins:8080/jenkins;</text:p>
      <text:p text:style-name="P2"><text:s text:c="4"/>proxy_set_header Host $host;</text:p>
      <text:p text:style-name="P2"><text:s text:c="2"/>}</text:p>
      <text:p text:style-name="P2"/>
      <text:p text:style-name="P2"><text:s text:c="2"/>location /sonarqube {</text:p>
      <text:p text:style-name="P2"><text:s text:c="4"/>proxy_pass http://sonarqube:9000/sonarqube;</text:p>
      <text:p text:style-name="P2"><text:s text:c="4"/>proxy_set_header Host $host;</text:p>
      <text:p text:style-name="P2"><text:s text:c="2"/>}</text:p>
      <text:p text:style-name="P2">}</text:p>
      <text:p text:style-name="P2"/>
      <text:p text:style-name="P2"/>
      <text:p text:style-name="P2"/>
      <text:p text:style-name="P2"/>
      <text:p text:style-name="P4">Step by step instruction to install Docker and good information about Docker---Docker tutorials</text:p>
      <text:p text:style-name="P4"/>
      <text:p text:style-name="P4">https://www.digitalocean.com/community/tutorials/how-to-install-and-use-docker-on-ubuntu-16-04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3:01:51.540752083</meta:creation-date>
    <dc:date>2018-07-24T11:27:01.757971014</dc:date>
    <meta:editing-duration>PT8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94" meta:word-count="163" meta:character-count="2039" meta:non-whitespace-character-count="1687"/>
  </office:meta>
</office:document-meta>
</file>